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f67" officeooo:paragraph-rsid="001fcf67"/>
    </style:style>
    <style:style style:name="P2" style:family="paragraph" style:parent-style-name="Standard">
      <style:text-properties officeooo:paragraph-rsid="001fcf67"/>
    </style:style>
    <style:style style:name="P3" style:family="paragraph" style:parent-style-name="Standard">
      <style:text-properties officeooo:rsid="002046f3" officeooo:paragraph-rsid="002046f3"/>
    </style:style>
    <style:style style:name="P4" style:family="paragraph" style:parent-style-name="Standard">
      <style:text-properties officeooo:paragraph-rsid="0020dad3"/>
    </style:style>
    <style:style style:name="P5" style:family="paragraph" style:parent-style-name="Standard">
      <style:text-properties officeooo:paragraph-rsid="002416a1"/>
    </style:style>
    <style:style style:name="P6" style:family="paragraph" style:parent-style-name="Standard">
      <style:text-properties officeooo:paragraph-rsid="00256031"/>
    </style:style>
    <style:style style:name="T1" style:family="text">
      <style:text-properties officeooo:rsid="001fcf67"/>
    </style:style>
    <style:style style:name="T2" style:family="text">
      <style:text-properties officeooo:rsid="002046f3"/>
    </style:style>
    <style:style style:name="T3" style:family="text">
      <style:text-properties officeooo:rsid="0020dad3"/>
    </style:style>
    <style:style style:name="T4" style:family="text">
      <style:text-properties officeooo:rsid="00227850"/>
    </style:style>
    <style:style style:name="T5" style:family="text">
      <style:text-properties officeooo:rsid="002416a1"/>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2416a1" style:font-style-asian="normal" style:font-style-complex="normal"/>
    </style:style>
    <style:style style:name="T8" style:family="text">
      <style:text-properties fo:font-style="normal" style:text-underline-style="none" officeooo:rsid="00256031" style:font-style-asian="normal" style:font-style-complex="normal"/>
    </style:style>
    <style:style style:name="T9" style:family="text">
      <style:text-properties fo:font-style="normal" style:text-underline-style="none" officeooo:rsid="0026043c" style:font-style-asian="normal" style:font-style-complex="normal"/>
    </style:style>
    <style:style style:name="T10" style:family="text">
      <style:text-properties fo:font-style="normal" style:text-underline-style="none" officeooo:rsid="00262bc1" style:font-style-asian="normal" style:font-style-complex="normal"/>
    </style:style>
    <style:style style:name="T11" style:family="text">
      <style:text-properties fo:font-style="normal" style:text-underline-style="none" officeooo:rsid="002755d5"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 Review: The Silent Patient by Alex Michaelides</text:p>
      <text:p text:style-name="P1"/>
      <text:p text:style-name="P2"><text:span text:style-name="T1">I should first start by saying that Alex...I hate you. </text:span><text:span text:style-name="T2">Maybe it’s because I am reading a psychological thriller for the first time or maybe Alex is a jerk XD. In a way this book very much reminds me of another amazing book, Lolita(TODO: Add link), where the reader ends up sympathizing and siding with the narrator only to realize at the end how wrong he was in doing so.</text:span></text:p>
      <text:p text:style-name="P2"/>
      <text:p text:style-name="P3">The book <text:span text:style-name="T3">revolves around a talented painter Alicia who has been charged with murdering her husband Gabriel in cold blood by shooting him 5 times in his face. She does not try to defend herself and is found guilty of the crime based on the evidence found on the scene of crime. Given her past history of mental illness and trauma, she is sent to a mental institution with the name Groves instead of being imprisoned where she spends the remaining of her days silent and heavily drugged by the therapist assigned to her.</text:span></text:p>
      <text:p text:style-name="P3"/>
      <text:p text:style-name="P4"><text:span text:style-name="T3">Meanwhile, Theo, the narrator of the story </text:span><text:span text:style-name="T4">and a psychactrist shows a deep interest in this murder and wants to know the truth behind it and Alicia’s enigmatic character. Led by this, he applies for a job in Groves institute for the position of a psychiactrist even after being warned by his supervisor that he is </text:span><text:span text:style-name="T5">committing a career suicide.</text:span></text:p>
      <text:p text:style-name="P4"/>
      <text:p text:style-name="P5"><text:span text:style-name="T5">After reaching Groves he manages to convince </text:span><text:span text:style-name="Emphasis"><text:span text:style-name="T6">Dr. Diomedes </text:span></text:span><text:span text:style-name="Emphasis"><text:span text:style-name="T7">to let him treat Alicia who is currently being treated by his old colleague and acquiantance Christian </text:span></text:span><text:span text:style-name="Emphasis"><text:span text:style-name="T8">who only keeps Alicia under heavy dosage of drugs. This was required because Alicia has been involved in violent incidences in the hospital and also never showed any interest in interaction or any sort of therapy.</text:span></text:span></text:p>
      <text:p text:style-name="P5"><text:span text:style-name="Emphasis"><text:span text:style-name="T8"/></text:span></text:p>
      <text:p text:style-name="P6"><text:span text:style-name="Emphasis"><text:span text:style-name="T8">Over time, while treating Alicia, Theo talks to her relatives, neighbours, and friends in order to understand Alicia’s past and to understand what led her to do something so drastic as to murder her own husband. Soon he learns that Alicia had a pretty rough childhood filled with trauma and betrayals. She and her mother met with a car accident when she was a kid in which she survived and her mother was killed. One of the important revelations of the story is that her father wished that Alicia would have died instead of his wife which devastated her.</text:span></text:span></text:p>
      <text:p text:style-name="P6"><text:span text:style-name="Emphasis"><text:span text:style-name="T8"/></text:span></text:p>
      <text:p text:style-name="P6"><text:span text:style-name="Emphasis"><text:span text:style-name="T8">While the narrator is narrating this part of the story, the author keeps giving us a glimpse into Theo’s life. Theo is a married man and is deeply in love with his wife Kathy. One day he finds out that Kathy is cheating on him. After spying on her he </text:span></text:span><text:span text:style-name="Emphasis"><text:span text:style-name="T9">is able to locate </text:span></text:span><text:span text:style-name="Emphasis"><text:span text:style-name="T8">the guy with whom she is having an affair. Theo keeps a watch over the guy </text:span></text:span><text:span text:style-name="Emphasis"><text:span text:style-name="T9">and his</text:span></text:span><text:span text:style-name="Emphasis"><text:span text:style-name="T8"> house for several days.</text:span></text:span><text:span text:style-name="Emphasis"><text:span text:style-name="T9"> Soon he finds out that the guy has a wife and starts sympathising with her and comparing the state she is in with his </text:span></text:span><text:span text:style-name="Emphasis"><text:span text:style-name="T10">own. He continues to keep a watch over their house over several days and decides whether to tell the wife about her husband’s affair. One night </text:span></text:span><text:span text:style-name="Emphasis"><text:span text:style-name="T11">he gets a chance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20:22:38.031654128</meta:creation-date>
    <dc:date>2021-10-05T23:34:10.818570428</dc:date>
    <meta:editing-duration>PT2H40M8S</meta:editing-duration>
    <meta:editing-cycles>7</meta:editing-cycles>
    <meta:generator>LibreOffice/6.4.7.2$Linux_X86_64 LibreOffice_project/40$Build-2</meta:generator>
    <meta:document-statistic meta:table-count="0" meta:image-count="0" meta:object-count="0" meta:page-count="1" meta:paragraph-count="7" meta:word-count="523" meta:character-count="2865" meta:non-whitespace-character-count="2348"/>
  </office:meta>
</office:document-meta>
</file>